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61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4967038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731" calcext:value-type="float">
            <text:p>731</text:p>
          </table:table-cell>
          <table:table-cell office:value-type="float" office:value="11" calcext:value-type="float">
            <text:p>11</text:p>
          </table:table-cell>
          <table:table-cell office:value-type="float" office:value="581112000000" calcext:value-type="float">
            <text:p>581112000000</text:p>
          </table:table-cell>
          <table:table-cell office:value-type="float" office:value="4" calcext:value-type="float">
            <text:p>4</text:p>
          </table:table-cell>
          <table:table-cell office:value-type="float" office:value="988581000" calcext:value-type="float">
            <text:p>988581000</text:p>
          </table:table-cell>
          <table:table-cell office:value-type="float" office:value="13" calcext:value-type="float">
            <text:p>13</text:p>
          </table:table-cell>
          <table:table-cell office:value-type="float" office:value="2716" calcext:value-type="float">
            <text:p>27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41" calcext:value-type="float">
            <text:p>1541</text:p>
          </table:table-cell>
          <table:table-cell office:value-type="float" office:value="32" calcext:value-type="float">
            <text:p>32</text:p>
          </table:table-cell>
          <table:table-cell office:value-type="float" office:value="868571000000" calcext:value-type="float">
            <text:p>868571000000</text:p>
          </table:table-cell>
          <table:table-cell office:value-type="float" office:value="4.6875" calcext:value-type="float">
            <text:p>4.6875</text:p>
          </table:table-cell>
          <table:table-cell office:value-type="float" office:value="466213000" calcext:value-type="float">
            <text:p>466213000</text:p>
          </table:table-cell>
          <table:table-cell office:value-type="float" office:value="32" calcext:value-type="float">
            <text:p>32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10" calcext:value-type="float">
            <text:p>10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807" calcext:value-type="float">
            <text:p>807</text:p>
          </table:table-cell>
          <table:table-cell office:value-type="float" office:value="21" calcext:value-type="float">
            <text:p>21</text:p>
          </table:table-cell>
          <table:table-cell office:value-type="float" office:value="913801000" calcext:value-type="float">
            <text:p>91380100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155" calcext:value-type="float">
            <text:p>3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51" calcext:value-type="float">
            <text:p>951</text:p>
          </table:table-cell>
          <table:table-cell office:value-type="float" office:value="19" calcext:value-type="float">
            <text:p>19</text:p>
          </table:table-cell>
          <table:table-cell office:value-type="float" office:value="761717000" calcext:value-type="float">
            <text:p>761717000</text:p>
          </table:table-cell>
          <table:table-cell office:value-type="float" office:value="3.05263" calcext:value-type="float">
            <text:p>3.05263</text:p>
          </table:table-cell>
          <table:table-cell office:value-type="float" office:value="39.5263" calcext:value-type="float">
            <text:p>39.5263</text:p>
          </table:table-cell>
          <table:table-cell office:value-type="float" office:value="17" calcext:value-type="float">
            <text:p>17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float" office:value="8187600000" calcext:value-type="float">
            <text:p>8187600000</text:p>
          </table:table-cell>
          <table:table-cell office:value-type="float" office:value="6" calcext:value-type="float">
            <text:p>6</text:p>
          </table:table-cell>
          <table:table-cell office:value-type="float" office:value="1066" calcext:value-type="float">
            <text:p>1066</text:p>
          </table:table-cell>
          <table:table-cell office:value-type="float" office:value="11" calcext:value-type="float">
            <text:p>11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73" calcext:value-type="float">
            <text:p>1573</text:p>
          </table:table-cell>
          <table:table-cell office:value-type="float" office:value="37" calcext:value-type="float">
            <text:p>37</text:p>
          </table:table-cell>
          <table:table-cell office:value-type="float" office:value="37275700000" calcext:value-type="float">
            <text:p>37275700000</text:p>
          </table:table-cell>
          <table:table-cell office:value-type="float" office:value="6.62162" calcext:value-type="float">
            <text:p>6.62162</text:p>
          </table:table-cell>
          <table:table-cell office:value-type="float" office:value="529525000" calcext:value-type="float">
            <text:p>529525000</text:p>
          </table:table-cell>
          <table:table-cell office:value-type="float" office:value="36" calcext:value-type="float">
            <text:p>36</text:p>
          </table:table-cell>
          <table:table-cell office:value-type="float" office:value="10204" calcext:value-type="float">
            <text:p>10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83" calcext:value-type="float">
            <text:p>1483</text:p>
          </table:table-cell>
          <table:table-cell office:value-type="float" office:value="43" calcext:value-type="float">
            <text:p>43</text:p>
          </table:table-cell>
          <table:table-cell office:value-type="float" office:value="380570000000" calcext:value-type="float">
            <text:p>380570000000</text:p>
          </table:table-cell>
          <table:table-cell office:value-type="float" office:value="5.88372" calcext:value-type="float">
            <text:p>5.88372</text:p>
          </table:table-cell>
          <table:table-cell office:value-type="float" office:value="528272000" calcext:value-type="float">
            <text:p>528272000</text:p>
          </table:table-cell>
          <table:table-cell office:value-type="float" office:value="31" calcext:value-type="float">
            <text:p>31</text:p>
          </table:table-cell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35" calcext:value-type="float">
            <text:p>1035</text:p>
          </table:table-cell>
          <table:table-cell office:value-type="float" office:value="24" calcext:value-type="float">
            <text:p>24</text:p>
          </table:table-cell>
          <table:table-cell office:value-type="float" office:value="520862000000" calcext:value-type="float">
            <text:p>520862000000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110260000" calcext:value-type="float">
            <text:p>1110260000</text:p>
          </table:table-cell>
          <table:table-cell office:value-type="float" office:value="21" calcext:value-type="float">
            <text:p>21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10" calcext:value-type="float">
            <text:p>10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90" calcext:value-type="float">
            <text:p>1690</text:p>
          </table:table-cell>
          <table:table-cell office:value-type="float" office:value="32" calcext:value-type="float">
            <text:p>32</text:p>
          </table:table-cell>
          <table:table-cell office:value-type="float" office:value="147023000000" calcext:value-type="float">
            <text:p>147023000000</text:p>
          </table:table-cell>
          <table:table-cell office:value-type="float" office:value="5.5" calcext:value-type="float">
            <text:p>5.5</text:p>
          </table:table-cell>
          <table:table-cell office:value-type="float" office:value="601318000" calcext:value-type="float">
            <text:p>601318000</text:p>
          </table:table-cell>
          <table:table-cell office:value-type="float" office:value="40" calcext:value-type="float">
            <text:p>40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10" calcext:value-type="float">
            <text:p>10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8" calcext:value-type="float">
            <text:p>8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623" calcext:value-type="float">
            <text:p>1623</text:p>
          </table:table-cell>
          <table:table-cell office:value-type="float" office:value="41" calcext:value-type="float">
            <text:p>41</text:p>
          </table:table-cell>
          <table:table-cell office:value-type="float" office:value="161716000000" calcext:value-type="float">
            <text:p>161716000000</text:p>
          </table:table-cell>
          <table:table-cell office:value-type="float" office:value="5.70732" calcext:value-type="float">
            <text:p>5.70732</text:p>
          </table:table-cell>
          <table:table-cell office:value-type="float" office:value="656015000" calcext:value-type="float">
            <text:p>656015000</text:p>
          </table:table-cell>
          <table:table-cell office:value-type="float" office:value="37" calcext:value-type="float">
            <text:p>37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office:value-type="float" office:value="1734800000" calcext:value-type="float">
            <text:p>1734800000</text:p>
          </table:table-cell>
          <table:table-cell office:value-type="float" office:value="4.33333" calcext:value-type="float">
            <text:p>4.33333</text:p>
          </table:table-cell>
          <table:table-cell office:value-type="float" office:value="144.667" calcext:value-type="float">
            <text:p>144.667</text:p>
          </table:table-cell>
          <table:table-cell office:value-type="float" office:value="13" calcext:value-type="float">
            <text:p>13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65" calcext:value-type="float">
            <text:p>1365</text:p>
          </table:table-cell>
          <table:table-cell office:value-type="float" office:value="32" calcext:value-type="float">
            <text:p>32</text:p>
          </table:table-cell>
          <table:table-cell office:value-type="float" office:value="22237200000" calcext:value-type="float">
            <text:p>22237200000</text:p>
          </table:table-cell>
          <table:table-cell office:value-type="float" office:value="3.53125" calcext:value-type="float">
            <text:p>3.53125</text:p>
          </table:table-cell>
          <table:table-cell office:value-type="float" office:value="136682000" calcext:value-type="float">
            <text:p>136682000</text:p>
          </table:table-cell>
          <table:table-cell office:value-type="float" office:value="30" calcext:value-type="float">
            <text:p>30</text:p>
          </table:table-cell>
          <table:table-cell office:value-type="float" office:value="8200" calcext:value-type="float">
            <text:p>8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540" calcext:value-type="float">
            <text:p>1540</text:p>
          </table:table-cell>
          <table:table-cell office:value-type="float" office:value="40" calcext:value-type="float">
            <text:p>40</text:p>
          </table:table-cell>
          <table:table-cell office:value-type="float" office:value="853991000000" calcext:value-type="float">
            <text:p>853991000000</text:p>
          </table:table-cell>
          <table:table-cell office:value-type="float" office:value="5.45" calcext:value-type="float">
            <text:p>5.45</text:p>
          </table:table-cell>
          <table:table-cell office:value-type="float" office:value="543556000" calcext:value-type="float">
            <text:p>543556000</text:p>
          </table:table-cell>
          <table:table-cell office:value-type="float" office:value="27" calcext:value-type="float">
            <text:p>27</text:p>
          </table:table-cell>
          <table:table-cell office:value-type="float" office:value="7542" calcext:value-type="float">
            <text:p>75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20" calcext:value-type="float">
            <text:p>1120</text:p>
          </table:table-cell>
          <table:table-cell office:value-type="float" office:value="38" calcext:value-type="float">
            <text:p>38</text:p>
          </table:table-cell>
          <table:table-cell office:value-type="float" office:value="907002000000" calcext:value-type="float">
            <text:p>907002000000</text:p>
          </table:table-cell>
          <table:table-cell office:value-type="float" office:value="4.65789" calcext:value-type="float">
            <text:p>4.65789</text:p>
          </table:table-cell>
          <table:table-cell office:value-type="float" office:value="644382000" calcext:value-type="float">
            <text:p>644382000</text:p>
          </table:table-cell>
          <table:table-cell office:value-type="float" office:value="21" calcext:value-type="float">
            <text:p>21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19" calcext:value-type="float">
            <text:p>919</text:p>
          </table:table-cell>
          <table:table-cell office:value-type="float" office:value="46" calcext:value-type="float">
            <text:p>46</text:p>
          </table:table-cell>
          <table:table-cell office:value-type="float" office:value="218656000000" calcext:value-type="float">
            <text:p>218656000000</text:p>
          </table:table-cell>
          <table:table-cell office:value-type="float" office:value="3.13043" calcext:value-type="float">
            <text:p>3.13043</text:p>
          </table:table-cell>
          <table:table-cell office:value-type="float" office:value="300681000" calcext:value-type="float">
            <text:p>300681000</text:p>
          </table:table-cell>
          <table:table-cell office:value-type="float" office:value="19" calcext:value-type="float">
            <text:p>19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306" calcext:value-type="float">
            <text:p>1306</text:p>
          </table:table-cell>
          <table:table-cell office:value-type="float" office:value="42" calcext:value-type="float">
            <text:p>42</text:p>
          </table:table-cell>
          <table:table-cell office:value-type="float" office:value="508847000000" calcext:value-type="float">
            <text:p>508847000000</text:p>
          </table:table-cell>
          <table:table-cell office:value-type="float" office:value="3.97619" calcext:value-type="float">
            <text:p>3.97619</text:p>
          </table:table-cell>
          <table:table-cell office:value-type="float" office:value="609212000" calcext:value-type="float">
            <text:p>609212000</text:p>
          </table:table-cell>
          <table:table-cell office:value-type="float" office:value="25" calcext:value-type="float">
            <text:p>25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782" calcext:value-type="float">
            <text:p>782</text:p>
          </table:table-cell>
          <table:table-cell office:value-type="float" office:value="8" calcext:value-type="float">
            <text:p>8</text:p>
          </table:table-cell>
          <table:table-cell office:value-type="float" office:value="651931000000" calcext:value-type="float">
            <text:p>651931000000</text:p>
          </table:table-cell>
          <table:table-cell office:value-type="float" office:value="3.875" calcext:value-type="float">
            <text:p>3.875</text:p>
          </table:table-cell>
          <table:table-cell office:value-type="float" office:value="983467000" calcext:value-type="float">
            <text:p>983467000</text:p>
          </table:table-cell>
          <table:table-cell office:value-type="float" office:value="19" calcext:value-type="float">
            <text:p>19</text:p>
          </table:table-cell>
          <table:table-cell office:value-type="float" office:value="3744" calcext:value-type="float">
            <text:p>37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494" calcext:value-type="float">
            <text:p>1494</text:p>
          </table:table-cell>
          <table:table-cell office:value-type="float" office:value="31" calcext:value-type="float">
            <text:p>31</text:p>
          </table:table-cell>
          <table:table-cell office:value-type="float" office:value="224348000000" calcext:value-type="float">
            <text:p>224348000000</text:p>
          </table:table-cell>
          <table:table-cell office:value-type="float" office:value="4.41935" calcext:value-type="float">
            <text:p>4.41935</text:p>
          </table:table-cell>
          <table:table-cell office:value-type="float" office:value="515430000" calcext:value-type="float">
            <text:p>515430000</text:p>
          </table:table-cell>
          <table:table-cell office:value-type="float" office:value="28" calcext:value-type="float">
            <text:p>28</text:p>
          </table:table-cell>
          <table:table-cell office:value-type="float" office:value="8765" calcext:value-type="float">
            <text:p>87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08" calcext:value-type="float">
            <text:p>1108</text:p>
          </table:table-cell>
          <table:table-cell office:value-type="float" office:value="21" calcext:value-type="float">
            <text:p>21</text:p>
          </table:table-cell>
          <table:table-cell office:value-type="float" office:value="886858000" calcext:value-type="float">
            <text:p>886858000</text:p>
          </table:table-cell>
          <table:table-cell office:value-type="float" office:value="3.09524" calcext:value-type="float">
            <text:p>3.09524</text:p>
          </table:table-cell>
          <table:table-cell office:value-type="float" office:value="39.0476" calcext:value-type="float">
            <text:p>39.0476</text:p>
          </table:table-cell>
          <table:table-cell office:value-type="float" office:value="26" calcext:value-type="float">
            <text:p>26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48" calcext:value-type="float">
            <text:p>1048</text:p>
          </table:table-cell>
          <table:table-cell office:value-type="float" office:value="14" calcext:value-type="float">
            <text:p>14</text:p>
          </table:table-cell>
          <table:table-cell office:value-type="float" office:value="863244000000" calcext:value-type="float">
            <text:p>863244000000</text:p>
          </table:table-cell>
          <table:table-cell office:value-type="float" office:value="4" calcext:value-type="float">
            <text:p>4</text:p>
          </table:table-cell>
          <table:table-cell office:value-type="float" office:value="395138000" calcext:value-type="float">
            <text:p>395138000</text:p>
          </table:table-cell>
          <table:table-cell office:value-type="float" office:value="20" calcext:value-type="float">
            <text:p>20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111" calcext:value-type="float">
            <text:p>1111</text:p>
          </table:table-cell>
          <table:table-cell office:value-type="float" office:value="36" calcext:value-type="float">
            <text:p>36</text:p>
          </table:table-cell>
          <table:table-cell office:value-type="float" office:value="839993000000" calcext:value-type="float">
            <text:p>839993000000</text:p>
          </table:table-cell>
          <table:table-cell office:value-type="float" office:value="5" calcext:value-type="float">
            <text:p>5</text:p>
          </table:table-cell>
          <table:table-cell office:value-type="float" office:value="389458000" calcext:value-type="float">
            <text:p>389458000</text:p>
          </table:table-cell>
          <table:table-cell office:value-type="float" office:value="25" calcext:value-type="float">
            <text:p>2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8" calcext:value-type="float">
            <text:p>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11" calcext:value-type="float">
            <text:p>11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36" calcext:value-type="float">
            <text:p>936</text:p>
          </table:table-cell>
          <table:table-cell office:value-type="float" office:value="23" calcext:value-type="float">
            <text:p>23</text:p>
          </table:table-cell>
          <table:table-cell office:value-type="float" office:value="873174000000" calcext:value-type="float">
            <text:p>873174000000</text:p>
          </table:table-cell>
          <table:table-cell office:value-type="float" office:value="5.86957" calcext:value-type="float">
            <text:p>5.86957</text:p>
          </table:table-cell>
          <table:table-cell office:value-type="float" office:value="438004000" calcext:value-type="float">
            <text:p>438004000</text:p>
          </table:table-cell>
          <table:table-cell office:value-type="float" office:value="18" calcext:value-type="float">
            <text:p>18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 office:value-type="float" office:value="502932000000" calcext:value-type="float">
            <text:p>502932000000</text:p>
          </table:table-cell>
          <table:table-cell office:value-type="float" office:value="5.8" calcext:value-type="float">
            <text:p>5.8</text:p>
          </table:table-cell>
          <table:table-cell office:value-type="float" office:value="809612000" calcext:value-type="float">
            <text:p>809612000</text:p>
          </table:table-cell>
          <table:table-cell office:value-type="float" office:value="20" calcext:value-type="float">
            <text:p>20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997" calcext:value-type="float">
            <text:p>997</text:p>
          </table:table-cell>
          <table:table-cell office:value-type="float" office:value="27" calcext:value-type="float">
            <text:p>27</text:p>
          </table:table-cell>
          <table:table-cell office:value-type="float" office:value="783228000000" calcext:value-type="float">
            <text:p>783228000000</text:p>
          </table:table-cell>
          <table:table-cell office:value-type="float" office:value="6.14815" calcext:value-type="float">
            <text:p>6.14815</text:p>
          </table:table-cell>
          <table:table-cell office:value-type="float" office:value="458248000" calcext:value-type="float">
            <text:p>458248000</text:p>
          </table:table-cell>
          <table:table-cell office:value-type="float" office:value="20" calcext:value-type="float">
            <text:p>20</text:p>
          </table:table-cell>
          <table:table-cell office:value-type="float" office:value="5170" calcext:value-type="float">
            <text:p>5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23:42.797974140</dc:date>
    <meta:editing-duration>PT4M41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